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9AF00000DB18D29336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26" style:family="table">
      <style:table-properties style:width="16.997cm" table:align="margins" fo:keep-with-next="always"/>
    </style:style>
    <style:style style:name="Tabelle26.A" style:family="table-column">
      <style:table-column-properties style:column-width="4.249cm" style:rel-column-width="16383*"/>
    </style:style>
    <style:style style:name="Tabelle26.D" style:family="table-column">
      <style:table-column-properties style:column-width="4.249cm" style:rel-column-width="16386*"/>
    </style:style>
    <style:style style:name="Tabelle2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6.D1" style:family="table-cell">
      <style:table-cell-properties fo:background-color="#0084d1" fo:padding="0.097cm" fo:border="0.002cm solid #000000">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data-style-name="N0">
      <style:table-cell-properties fo:padding="0.097cm" fo:border-left="0.002cm solid #000000" fo:border-right="none" fo:border-top="none" fo:border-bottom="0.002cm solid #000000"/>
    </style:style>
    <style:style style:name="Tabelle26.D2" style:family="table-cell" style:data-style-name="N0">
      <style:table-cell-properties fo:padding="0.097cm" fo:border-left="0.002cm solid #000000" fo:border-right="0.002cm solid #000000" fo:border-top="none" fo:border-bottom="0.002cm solid #000000"/>
    </style:style>
    <style:style style:name="Tabelle26.A6" style:family="table-cell">
      <style:table-cell-properties fo:background-color="#0084d1" fo:padding="0.097cm" fo:border-left="0.002cm solid #000000" fo:border-right="none" fo:border-top="none" fo:border-bottom="0.002cm solid #000000">
        <style:background-image/>
      </style:table-cell-properties>
    </style:style>
    <style:style style:name="Tabelle26.B6"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6.D6"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7" style:family="table">
      <style:table-properties style:width="16.997cm" table:align="margins" fo:keep-with-next="always"/>
    </style:style>
    <style:style style:name="Tabelle27.A" style:family="table-column">
      <style:table-column-properties style:column-width="16.997cm" style:rel-column-width="65535*"/>
    </style:style>
    <style:style style:name="Tabelle27.A1" style:family="table-cell">
      <style:table-cell-properties fo:padding="0.097cm" fo:border="0.002cm solid #000000"/>
    </style:style>
    <style:style style:name="Tabelle11" style:family="table">
      <style:table-properties style:width="16.997cm" table:align="margins" fo:keep-with-next="always"/>
    </style:style>
    <style:style style:name="Tabelle11.A" style:family="table-column">
      <style:table-column-properties style:column-width="8.498cm" style:rel-column-width="32767*"/>
    </style:style>
    <style:style style:name="Tabelle11.B" style:family="table-column">
      <style:table-column-properties style:column-width="8.498cm" style:rel-column-width="32768*"/>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7cm" table:align="margins" fo:keep-with-next="always"/>
    </style:style>
    <style:style style:name="Tabelle12.A" style:family="table-column">
      <style:table-column-properties style:column-width="8.498cm" style:rel-column-width="32767*"/>
    </style:style>
    <style:style style:name="Tabelle12.B" style:family="table-column">
      <style:table-column-properties style:column-width="8.498cm" style:rel-column-width="32768*"/>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7cm" table:align="margins" fo:keep-with-next="always"/>
    </style:style>
    <style:style style:name="Tabelle13.A" style:family="table-column">
      <style:table-column-properties style:column-width="8.498cm" style:rel-column-width="32767*"/>
    </style:style>
    <style:style style:name="Tabelle13.B" style:family="table-column">
      <style:table-column-properties style:column-width="8.498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7cm" table:align="margins" fo:keep-with-next="always"/>
    </style:style>
    <style:style style:name="Tabelle14.A" style:family="table-column">
      <style:table-column-properties style:column-width="8.498cm" style:rel-column-width="32767*"/>
    </style:style>
    <style:style style:name="Tabelle14.B" style:family="table-column">
      <style:table-column-properties style:column-width="8.498cm" style:rel-column-width="32768*"/>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7cm" table:align="margins" fo:keep-with-next="always"/>
    </style:style>
    <style:style style:name="Tabelle15.A" style:family="table-column">
      <style:table-column-properties style:column-width="8.498cm" style:rel-column-width="32767*"/>
    </style:style>
    <style:style style:name="Tabelle15.B" style:family="table-column">
      <style:table-column-properties style:column-width="8.498cm" style:rel-column-width="32768*"/>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7cm" table:align="margins" fo:keep-with-next="always"/>
    </style:style>
    <style:style style:name="Tabelle16.A" style:family="table-column">
      <style:table-column-properties style:column-width="8.498cm" style:rel-column-width="32767*"/>
    </style:style>
    <style:style style:name="Tabelle16.B" style:family="table-column">
      <style:table-column-properties style:column-width="8.498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7cm" table:align="margins" fo:keep-with-next="always"/>
    </style:style>
    <style:style style:name="Tabelle17.A" style:family="table-column">
      <style:table-column-properties style:column-width="8.498cm" style:rel-column-width="32767*"/>
    </style:style>
    <style:style style:name="Tabelle17.B" style:family="table-column">
      <style:table-column-properties style:column-width="8.498cm" style:rel-column-width="32768*"/>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7cm" table:align="margins" fo:keep-with-next="always"/>
    </style:style>
    <style:style style:name="Tabelle18.A" style:family="table-column">
      <style:table-column-properties style:column-width="8.498cm" style:rel-column-width="32767*"/>
    </style:style>
    <style:style style:name="Tabelle18.B" style:family="table-column">
      <style:table-column-properties style:column-width="8.498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7cm" table:align="margins" fo:keep-with-next="always"/>
    </style:style>
    <style:style style:name="Tabelle19.A" style:family="table-column">
      <style:table-column-properties style:column-width="8.498cm" style:rel-column-width="32767*"/>
    </style:style>
    <style:style style:name="Tabelle19.B" style:family="table-column">
      <style:table-column-properties style:column-width="8.498cm" style:rel-column-width="32768*"/>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7cm" table:align="margins" fo:keep-with-next="always"/>
    </style:style>
    <style:style style:name="Tabelle20.A" style:family="table-column">
      <style:table-column-properties style:column-width="8.498cm" style:rel-column-width="32767*"/>
    </style:style>
    <style:style style:name="Tabelle20.B" style:family="table-column">
      <style:table-column-properties style:column-width="8.498cm" style:rel-column-width="32768*"/>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7cm" table:align="margins" fo:keep-with-next="always"/>
    </style:style>
    <style:style style:name="Tabelle21.A" style:family="table-column">
      <style:table-column-properties style:column-width="8.498cm" style:rel-column-width="32767*"/>
    </style:style>
    <style:style style:name="Tabelle21.B" style:family="table-column">
      <style:table-column-properties style:column-width="8.498cm" style:rel-column-width="32768*"/>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5" style:family="table">
      <style:table-properties style:width="16.995cm" table:align="left" fo:keep-with-next="always"/>
    </style:style>
    <style:style style:name="Tabelle25.A" style:family="table-column">
      <style:table-column-properties style:column-width="3.473cm"/>
    </style:style>
    <style:style style:name="Tabelle25.B" style:family="table-column">
      <style:table-column-properties style:column-width="5.025cm"/>
    </style:style>
    <style:style style:name="Tabelle25.C" style:family="table-column">
      <style:table-column-properties style:column-width="4.249cm"/>
    </style:style>
    <style:style style:name="Tabelle25.D" style:family="table-column">
      <style:table-column-properties style:column-width="4.247cm"/>
    </style:style>
    <style:style style:name="Tabelle2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5.D1" style:family="table-cell">
      <style:table-cell-properties fo:background-color="#0084d1"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C2" style:family="table-cell" style:data-style-name="N0">
      <style:table-cell-properties fo:padding="0.097cm" fo:border-left="0.002cm solid #000000" fo:border-right="none" fo:border-top="none" fo:border-bottom="0.002cm solid #000000"/>
    </style:style>
    <style:style style:name="Tabelle25.D2" style:family="table-cell" style:data-style-name="N0">
      <style:table-cell-properties fo:padding="0.097cm" fo:border-left="0.002cm solid #000000" fo:border-right="0.002cm solid #000000" fo:border-top="none" fo:border-bottom="0.002cm solid #000000"/>
    </style:style>
    <style:style style:name="Tabelle25.A20" style:family="table-cell">
      <style:table-cell-properties fo:background-color="#0084d1" fo:padding="0.097cm" fo:border-left="0.002cm solid #000000" fo:border-right="none" fo:border-top="none" fo:border-bottom="0.002cm solid #000000">
        <style:background-image/>
      </style:table-cell-properties>
    </style:style>
    <style:style style:name="Tabelle25.C20"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5.D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2" style:family="table">
      <style:table-properties style:width="16.997cm" table:align="margins" fo:keep-with-next="always"/>
    </style:style>
    <style:style style:name="Tabelle22.A" style:family="table-column">
      <style:table-column-properties style:column-width="16.997cm" style:rel-column-width="65535*"/>
    </style:style>
    <style:style style:name="Tabelle22.A1" style:family="table-cell">
      <style:table-cell-properties fo:padding="0.097cm" fo:border="0.002cm solid #000000"/>
    </style:style>
    <style:style style:name="Tabelle23" style:family="table">
      <style:table-properties style:width="16.997cm" table:align="margins" fo:keep-with-next="always"/>
    </style:style>
    <style:style style:name="Tabelle23.A" style:family="table-column">
      <style:table-column-properties style:column-width="16.997cm" style:rel-column-width="65535*"/>
    </style:style>
    <style:style style:name="Tabelle23.A1" style:family="table-cell">
      <style:table-cell-properties fo:padding="0.097cm" fo:border="0.002cm solid #000000"/>
    </style:style>
    <style:style style:name="Tabelle24" style:family="table">
      <style:table-properties style:width="16.997cm" table:align="margins"/>
    </style:style>
    <style:style style:name="Tabelle24.A" style:family="table-column">
      <style:table-column-properties style:column-width="8.498cm" style:rel-column-width="32767*"/>
    </style:style>
    <style:style style:name="Tabelle24.B" style:family="table-column">
      <style:table-column-properties style:column-width="8.498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fo:color="#0084d1"/>
    </style:style>
    <style:style style:name="P5" style:family="paragraph" style:parent-style-name="Text_20_body">
      <style:text-properties style:font-name="Tahoma2"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fo:color="#ffffff"/>
    </style:style>
    <style:style style:name="P9" style:family="paragraph" style:parent-style-name="Table_20_Contents">
      <style:text-properties fo:color="#ffffff" fo:font-weight="bold" style:font-weight-asian="bold" style:font-weight-complex="bold"/>
    </style:style>
    <style:style style:name="P10" style:family="paragraph" style:parent-style-name="Table_20_Contents">
      <style:paragraph-properties fo:text-align="end" style:justify-single-word="false"/>
      <style:text-properties fo:color="#ffffff" fo:font-weight="bold" style:font-weight-asian="bold" style:font-weight-complex="bold"/>
    </style:style>
    <style:style style:name="P11" style:family="paragraph" style:parent-style-name="Table_20_Contents">
      <style:paragraph-properties fo:text-align="start" style:justify-single-word="false"/>
      <style:text-properties fo:color="#ffffff" fo:font-weight="bold" style:font-weight-asian="bold" style:font-weight-complex="bold"/>
    </style:style>
    <style:style style:name="P12" style:family="paragraph" style:parent-style-name="Table_20_Contents">
      <style:paragraph-properties fo:text-align="justify" style:justify-single-word="false"/>
      <style:text-properties fo:color="#ffffff" fo:font-weight="bold" style:font-weight-asian="bold" style:font-weight-complex="bold"/>
    </style:style>
    <style:style style:name="P13" style:family="paragraph" style:parent-style-name="Table_20_Contents">
      <style:text-properties fo:color="#0084d1" fo:font-weight="bold" style:font-weight-asian="bold" style:font-weight-complex="bol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end" style:justify-single-word="false"/>
      <style:text-properties fo:color="#008000"/>
    </style:style>
    <style:style style:name="P16" style:family="paragraph" style:parent-style-name="Table_20_Contents">
      <style:paragraph-properties fo:text-align="end" style:justify-single-word="false"/>
      <style:text-properties fo:color="#ff0000"/>
    </style:style>
    <style:style style:name="P17" style:family="paragraph" style:parent-style-name="Table_20_Contents">
      <style:paragraph-properties fo:text-align="end" style:justify-single-word="false"/>
      <style:text-properties fo:color="#000000"/>
    </style:style>
    <style:style style:name="P18" style:family="paragraph" style:parent-style-name="Table">
      <style:paragraph-properties fo:text-align="end" style:justify-single-word="false"/>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color="#333333" fo:font-weight="bold" style:font-weight-asian="bold" style:font-weight-complex="bold"/>
    </style:style>
    <style:style style:name="P21"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P22"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23"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24" style:family="paragraph" style:parent-style-name="Codeauszug">
      <style:paragraph-properties fo:text-align="end" style:justify-single-word="false"/>
    </style:style>
    <style:style style:name="P25" style:family="paragraph" style:parent-style-name="Table_20_index_20_1">
      <style:paragraph-properties>
        <style:tab-stops>
          <style:tab-stop style:position="21.001cm" style:type="right" style:leader-style="dotted" style:leader-text="."/>
        </style:tab-stops>
      </style:paragraph-properties>
    </style:style>
    <style:style style:name="P26" style:family="paragraph" style:parent-style-name="Codebeispiel">
      <style:paragraph-properties fo:text-align="end" style:justify-single-word="false"/>
    </style:style>
    <style:style style:name="P27" style:family="paragraph" style:parent-style-name="Contents_20_3">
      <style:paragraph-properties>
        <style:tab-stops>
          <style:tab-stop style:position="20.003cm" style:type="right" style:leader-style="dotted" style:leader-text="."/>
        </style:tab-stops>
      </style:paragraph-properties>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end" style:justify-single-word="false"/>
    </style:style>
    <style:style style:name="P30" style:family="paragraph" style:parent-style-name="Contents_20_2">
      <style:paragraph-properties>
        <style:tab-stops>
          <style:tab-stop style:position="20.502cm" style:type="right" style:leader-style="dotted" style:leader-text="."/>
        </style:tab-stops>
      </style:paragraph-properties>
    </style:style>
    <style:style style:name="P31" style:family="paragraph" style:parent-style-name="Contents_20_1">
      <style:paragraph-properties>
        <style:tab-stops>
          <style:tab-stop style:position="21.001cm" style:type="right" style:leader-style="dotted" style:leader-text="."/>
        </style:tab-stops>
      </style:paragraph-properties>
    </style:style>
    <style:style style:name="P32" style:family="paragraph" style:parent-style-name="Heading_20_1" style:master-page-name="Seite_20_3_20_ff">
      <style:paragraph-properties style:page-number="1"/>
      <style:text-properties fo:color="#0084d1"/>
    </style:style>
    <style:style style:name="P33" style:family="paragraph" style:parent-style-name="Heading_20_1">
      <style:paragraph-properties fo:break-before="page"/>
    </style:style>
    <style:style style:name="P34" style:family="paragraph" style:parent-style-name="Text_20_body" style:list-style-name="L1"/>
    <style:style style:name="T1" style:family="text">
      <style:text-properties style:font-name="Georgia2"/>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zug"/>
        <text:sequence-decl text:display-outline-level="0" text:name="Codebeispiel"/>
      </text:sequence-decls>
      <text:p text:style-name="P19"/>
      <text:p text:style-name="P19"/>
      <text:p text:style-name="P19"/>
      <text:p text:style-name="P19"/>
      <text:p text:style-name="P19"/>
      <text:p text:style-name="P19"/>
      <text:p text:style-name="P20"><text:span text:style-name="T1">Dokumentation</text:span> zur betrieblichen Projektarbeit</text:p>
      <text:p text:style-name="P21">BerichtsheftTool</text:p>
      <text:p text:style-name="P22"><text:bookmark text:name="docs-internal-guid-5ee3aaba-9eca-6072-4d16-0c7c6483d3c6"/>Erweiterbare PHP basierte Anwendung zum automatischen Erzeugen von Ausbildungsnachweisen aus einer bestehenden Zeiterfassungs-Software.</text:p>
      <text:p text:style-name="P22"/>
      <text:p text:style-name="P22"/>
      <text:p text:style-name="P23">Pascal Wild</text:p>
      <text:p text:style-name="P22">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3">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3">pascal.wild@eos-uptrade.de</text:p>
          </table:table-cell>
        </table:table-row>
      </table:table>
      <text:p text:style-name="Standard"/>
      <text:p text:style-name="Standard"/>
      <text:h text:style-name="P32"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Inhaltsverzeichnis<text:tab/>1</text:p>
          <text:p text:style-name="P31">Einführung<text:tab/>2</text:p>
          <text:p text:style-name="P31">Projektdefinition<text:tab/>2</text:p>
          <text:p text:style-name="P30">Projektumfeld<text:tab/>2</text:p>
          <text:p text:style-name="P30">Ist-Situation<text:tab/>2</text:p>
          <text:p text:style-name="P30">Projektziel<text:tab/>2</text:p>
          <text:p text:style-name="P30">Projektabgrenzungen<text:tab/>2</text:p>
          <text:p text:style-name="P30">Schnittstellen<text:tab/>2</text:p>
          <text:p text:style-name="P31">Projektplanung<text:tab/>3</text:p>
          <text:p text:style-name="P30">Zeitplanung der Projektphasen<text:tab/>3</text:p>
          <text:p text:style-name="P30">Ressourcenplanung<text:tab/>3</text:p>
          <text:p text:style-name="P30">Kostenplanung<text:tab/>4</text:p>
          <text:p text:style-name="P27">Einmalige Entwicklungskosten<text:tab/>4</text:p>
          <text:p text:style-name="P27">Aufwand pro Woche und Auszubildenden<text:tab/>4</text:p>
          <text:p text:style-name="P27">Kosten für die Erstellung der Berichtshefte im Jahr<text:tab/>4</text:p>
          <text:p text:style-name="P27">Unterhaltungskosten<text:tab/>5</text:p>
          <text:p text:style-name="P27">Kostenvergleich<text:tab/>5</text:p>
          <text:p text:style-name="P27">Dauer bis zum Ausgleich der Investition<text:tab/>5</text:p>
          <text:p text:style-name="P27">Nutzwertanalyse<text:tab/>5</text:p>
          <text:p text:style-name="P31">Projektdurchführung<text:tab/>5</text:p>
          <text:p text:style-name="P30">Definitionsphase<text:tab/>6</text:p>
          <text:p text:style-name="P30">Planungsphase<text:tab/>6</text:p>
          <text:p text:style-name="P30">Realisierungsphase<text:tab/>6</text:p>
          <text:p text:style-name="P30">Testphase<text:tab/>7</text:p>
          <text:p text:style-name="P30">Dokumentation<text:tab/>8</text:p>
          <text:p text:style-name="P30">Übergabe<text:tab/>8</text:p>
          <text:p text:style-name="P31">Projektbewertung<text:tab/>9</text:p>
          <text:p text:style-name="P30">Zielerreichung<text:tab/>9</text:p>
          <text:p text:style-name="P30">Soll-/Ist-Abgleich<text:tab/>9</text:p>
          <text:p text:style-name="P30">Weiterentwicklung<text:tab/>10</text:p>
          <text:p text:style-name="P31">Quellcodeauszüge<text:tab/>11</text:p>
          <text:p text:style-name="P31">Glossar<text:tab/>12</text:p>
          <text:p text:style-name="P30">Git<text:tab/>12</text:p>
          <text:p text:style-name="P30">GitHub<text:tab/>12</text:p>
          <text:p text:style-name="P30">Repository<text:tab/>12</text:p>
          <text:p text:style-name="P30">Jira<text:tab/>12</text:p>
          <text:p text:style-name="P30">JSON<text:tab/>12</text:p>
          <text:p text:style-name="P30">OSX<text:tab/>12</text:p>
          <text:p text:style-name="P30">PHPStorm<text:tab/>12</text:p>
          <text:p text:style-name="P30">LAMP<text:tab/>12</text:p>
          <text:p text:style-name="P30">Composer<text:tab/>13</text:p>
          <text:p text:style-name="P30">Bootstrap<text:tab/>13</text:p>
          <text:p text:style-name="P30">Rest API<text:tab/>13</text:p>
          <text:p text:style-name="P30">JQL<text:tab/>13</text:p>
          <text:p text:style-name="P30">Capistrano<text:tab/>13</text:p>
          <text:p text:style-name="P31">Tabellenverzeichnis<text:tab/>14</text:p>
          <text:p text:style-name="P31">Anhänge<text:tab/>15</text:p>
        </text:index-body>
      </text:table-of-content>
      <text:p text:style-name="P4"/>
      <text:h text:style-name="Heading_20_1" text:outline-level="1"><text:soft-page-break/>Einführung</text:h>
      <text:p text:style-name="Text_20_body">Unterstrichene Wörter werden im Glossar näher erläutert. </text:p>
      <text:p text:style-name="Text_20_body">Das gesamte Projekt befindet sich auf der Open Source Platform „<text:span text:style-name="T2">GitHub</text:span>“ unter Versionskontrolle und kann unter der URL „<text:a xlink:type="simple" xlink:href="https://github.com/PalliDotCom/Berichtsheft">https://github.com/PalliDotCom/Berichtsheft</text:a>“ aufgerufen werden.</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seit dem Oktober 2013 die weit verbreitete Projektmanagement-Software „<text:span text:style-name="T2">Jira</text:span>“ zum Verwalten von Projekten eingesetzt. Die Mitarbeiter sind dazu verpflichtet Ihre geleistete Arbeit in dieser Projektmanagement-Software zu erfassen, des Weiteren müssen die Mitarbeiter neben der Dauer der geleisteten Arbeit auch eine Beschreibung der Arbeit verfass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Projektmanagement-Software „Jira“ und zusätzlich in Ihrem Berichtsheft. Es gibt eine Vorlage im Form einer Word-Datei, welchen den Auszubildenden zur Verfügung gestellt wird.</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 Die Auszubildenden sollen Ihre geleistete Arbeit nur noch in der Projektmanagement-Software verwalten. Durch die zwingende Angabe einer Beschreibung der Arbeit können automatisch Nachweise für das Berichtsheft erstellt werden. Weiterhin ist eine Überprüfung des generierten Nachweises der zu erbringenden Software zwingend erforderlich um die Inhalte gegebenenfalls zu ergänzen.</text:p>
      <text:h text:style-name="Heading_20_2" text:outline-level="2">Projektabgrenzungen</text:h>
      <text:p text:style-name="Text_20_body">Es wird nur die Generierung aus der bestehenden Projektmanagement-Software der EOS UPTRADE GmbH unterstützt. Die Benutzerverwaltung wird nur rudimentär implementiert.</text:p>
      <text:p text:style-name="P5">Außerdem sind die Routinen für die Installation dieser Anwendung auf einem Webserver nicht zu entwickeln und zu realisieren.</text:p>
      <text:h text:style-name="Heading_20_2" text:outline-level="2">Schnittstellen</text:h>
      <text:p text:style-name="Text_20_body">Die Anwendung kommuniziert mit der bestehenden Projektmanagement-Software über eine <text:span text:style-name="T2">REST API</text:span> im <text:span text:style-name="T2">JSON</text:span> Format. Aus der Schnittstelle werden die Daten zur Generierung der Nachweise entnommen.</text:p>
      <text:p text:style-name="Text_20_body"/>
      <text:h text:style-name="Heading_20_1" text:outline-level="1"/>
      <text:h text:style-name="P33" text:outline-level="1">Projektplanung</text:h>
      <text:p text:style-name="Text_20_body">In den folgenden Abschnitten wird die Zeitplanung, die Ressourcenplanung und die Kostenplanung erläutert.</text:p>
      <text:h text:style-name="Heading_20_2" text:outline-level="2">Zeitplanung der Projektphasen</text:h>
      <table:table table:name="Tabelle1" table:style-name="Tabelle1">
        <table:table-column table:style-name="Tabelle1.A" table:number-columns-repeated="3"/>
        <table:table-row>
          <table:table-cell table:style-name="Tabelle1.A1" office:value-type="string">
            <text:p text:style-name="P9">Projektphase</text:p>
          </table:table-cell>
          <table:table-cell table:style-name="Tabelle1.A1" office:value-type="string">
            <text:p text:style-name="P9">Aufgabenbeschreibung</text:p>
          </table:table-cell>
          <table:table-cell table:style-name="Tabelle1.C1" office:value-type="string">
            <text:p text:style-name="P10">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7">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7">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7">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7">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7">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7">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7">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7">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7">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7">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7">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7">1</text:p>
          </table:table-cell>
        </table:table-row>
        <table:table-row>
          <table:table-cell table:style-name="Tabelle1.A20" office:value-type="string">
            <text:p text:style-name="P9">Summe</text:p>
          </table:table-cell>
          <table:table-cell table:style-name="Tabelle1.A20" office:value-type="string">
            <text:p text:style-name="P8"/>
          </table:table-cell>
          <table:table-cell table:style-name="Tabelle1.C20" office:value-type="float" office:value="70">
            <text:p text:style-name="P10">70</text:p>
          </table:table-cell>
        </table:table-row>
      </table:table>
      <text:p text:style-name="P18">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text:span text:style-name="T2">OSX</text:span> durchgeführt. Auf dem Rechner ist die Entwicklungsumgebung „<text:span text:style-name="T2">PHPStorm</text:span>“ installiert, mit dem die nötigen Quellcode Dateien erstellt werden. Für die Versionsverwaltung wird die Open Source Plattform <text:span text:style-name="T2">GitHub</text:span> mit der dazugehörigen Versionsverwaltungs-Software „git“ verwendet. Der dazugehörige Client ist auf dem Arbeitsplatzrechner installiert. Weitere Vorraussetzungen ist die neueste Version des Open Source Frameworks <text:span text:style-name="T2">Symfony</text:span>.</text:p>
      <text:p text:style-name="Text_20_body">Zum Betreiben der Webanwendung wird ein <text:span text:style-name="T2">LAMP</text:span> – System benötigt.</text:p>
      <text:h text:style-name="Heading_20_2" text:outline-level="2"><text:soft-page-break/>Kostenplanung</text:h>
      <text:p text:style-name="Text_20_body">Die Kostenplanung beschreibt die Wirtschaftlichkeit der entwickelten Software und führt die Kostendetails auf.</text:p>
      <text:p text:style-name="P2">Stunden-Satz: 90€</text:p>
      <text:h text:style-name="Heading_20_3" text:outline-level="3">Einmalige Entwicklungskosten</text:h>
      <table:table table:name="Tabelle2" table:style-name="Tabelle2">
        <table:table-column table:style-name="Tabelle2.A" table:number-columns-repeated="3"/>
        <table:table-row>
          <table:table-cell table:style-name="Tabelle2.A1" office:value-type="string">
            <text:p text:style-name="P11">Projektphase</text:p>
          </table:table-cell>
          <table:table-cell table:style-name="Tabelle2.A1" office:value-type="string">
            <text:p text:style-name="P10">Zeitaufwand</text:p>
          </table:table-cell>
          <table:table-cell table:style-name="Tabelle2.C1" office:value-type="string">
            <text:p text:style-name="P10">Kosten</text:p>
          </table:table-cell>
        </table:table-row>
        <table:table-row>
          <table:table-cell table:style-name="Tabelle2.A2" office:value-type="string">
            <text:p text:style-name="P6">Definitionsphase</text:p>
          </table:table-cell>
          <table:table-cell table:style-name="Tabelle2.A2" office:value-type="string">
            <text:p text:style-name="P7">7 Stunden</text:p>
          </table:table-cell>
          <table:table-cell table:style-name="Tabelle2.C2" office:value-type="currency" office:currency="EUR" office:value="630">
            <text:p text:style-name="P7">630,00 €</text:p>
          </table:table-cell>
        </table:table-row>
        <table:table-row>
          <table:table-cell table:style-name="Tabelle2.A2" office:value-type="string">
            <text:p text:style-name="P6">Planungsphase</text:p>
          </table:table-cell>
          <table:table-cell table:style-name="Tabelle2.A2" office:value-type="string">
            <text:p text:style-name="P7">6 Stunden</text:p>
          </table:table-cell>
          <table:table-cell table:style-name="Tabelle2.C2" office:value-type="currency" office:currency="EUR" office:value="540">
            <text:p text:style-name="P7">540,00 €</text:p>
          </table:table-cell>
        </table:table-row>
        <table:table-row>
          <table:table-cell table:style-name="Tabelle2.A2" office:value-type="string">
            <text:p text:style-name="P6">Realisierungsphase</text:p>
          </table:table-cell>
          <table:table-cell table:style-name="Tabelle2.A2" office:value-type="string">
            <text:p text:style-name="P7">34 Stunden</text:p>
          </table:table-cell>
          <table:table-cell table:style-name="Tabelle2.C2" office:value-type="currency" office:currency="EUR" office:value="3060">
            <text:p text:style-name="P7">3.060,00 €</text:p>
          </table:table-cell>
        </table:table-row>
        <table:table-row>
          <table:table-cell table:style-name="Tabelle2.A2" office:value-type="string">
            <text:p text:style-name="P6">Testphase</text:p>
          </table:table-cell>
          <table:table-cell table:style-name="Tabelle2.A2" office:value-type="string">
            <text:p text:style-name="P7">8 Stunden</text:p>
          </table:table-cell>
          <table:table-cell table:style-name="Tabelle2.C2" office:value-type="currency" office:currency="EUR" office:value="720">
            <text:p text:style-name="P7">720,00 €</text:p>
          </table:table-cell>
        </table:table-row>
        <table:table-row>
          <table:table-cell table:style-name="Tabelle2.A2" office:value-type="string">
            <text:p text:style-name="P6">Dokumentation</text:p>
          </table:table-cell>
          <table:table-cell table:style-name="Tabelle2.A2" office:value-type="string">
            <text:p text:style-name="P7">13 Stunden</text:p>
          </table:table-cell>
          <table:table-cell table:style-name="Tabelle2.C2" office:value-type="currency" office:currency="EUR" office:value="1170">
            <text:p text:style-name="P7">1.170,00 €</text:p>
          </table:table-cell>
        </table:table-row>
        <table:table-row>
          <table:table-cell table:style-name="Tabelle2.A2" office:value-type="string">
            <text:p text:style-name="P6">Übergabe</text:p>
          </table:table-cell>
          <table:table-cell table:style-name="Tabelle2.A2" office:value-type="string">
            <text:p text:style-name="P7">2 Stunden</text:p>
          </table:table-cell>
          <table:table-cell table:style-name="Tabelle2.C2" office:value-type="currency" office:currency="EUR" office:value="180">
            <text:p text:style-name="P7">180,00 €</text:p>
          </table:table-cell>
        </table:table-row>
        <table:table-row>
          <table:table-cell table:style-name="Tabelle2.A8" office:value-type="string">
            <text:p text:style-name="P11">Summe</text:p>
          </table:table-cell>
          <table:table-cell table:style-name="Tabelle2.A8" office:value-type="string">
            <text:p text:style-name="P10">70 Stunden</text:p>
          </table:table-cell>
          <table:table-cell table:style-name="Tabelle2.C8" office:value-type="currency" office:currency="EUR" office:value="6300">
            <text:p text:style-name="P10">6.300,00 €</text:p>
          </table:table-cell>
        </table:table-row>
      </table:table>
      <text:p text:style-name="P18">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9">Altes Verfahren</text:p>
          </table:table-cell>
          <table:table-cell table:style-name="Tabelle3.B1" office:value-type="string">
            <text:p text:style-name="P9">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8">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8"/>
          </table:table-cell>
          <table:table-cell table:style-name="Tabelle4.A1" office:value-type="string">
            <text:p text:style-name="P10">Altes Verfahren</text:p>
          </table:table-cell>
          <table:table-cell table:style-name="Tabelle4.C1" office:value-type="string">
            <text:p text:style-name="P10">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7">8 Auszubildende</text:p>
          </table:table-cell>
          <table:table-cell table:style-name="Tabelle4.C2" office:value-type="string">
            <text:p text:style-name="P7">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7">12 Stunden</text:p>
          </table:table-cell>
          <table:table-cell table:style-name="Tabelle4.C2" office:value-type="string">
            <text:p text:style-name="P7">2 Stunden </text:p>
          </table:table-cell>
        </table:table-row>
        <table:table-row>
          <table:table-cell table:style-name="Tabelle4.A2" office:value-type="string">
            <text:p text:style-name="Table_20_Contents">Aufwand pro Jahr</text:p>
          </table:table-cell>
          <table:table-cell table:style-name="Tabelle4.A2" office:value-type="string">
            <text:p text:style-name="P7">624 Stunden</text:p>
          </table:table-cell>
          <table:table-cell table:style-name="Tabelle4.C2" office:value-type="string">
            <text:p text:style-name="P7">104 Stunden</text:p>
          </table:table-cell>
        </table:table-row>
        <table:table-row>
          <table:table-cell table:style-name="Tabelle4.A5" office:value-type="string">
            <text:p text:style-name="P9">Summe</text:p>
          </table:table-cell>
          <table:table-cell table:style-name="Tabelle4.B5" office:value-type="currency" office:currency="EUR" office:value="56160">
            <text:p text:style-name="P10">56.160,00 €</text:p>
          </table:table-cell>
          <table:table-cell table:style-name="Tabelle4.C5" office:value-type="currency" office:currency="EUR" office:value="9360">
            <text:p text:style-name="P10">9.360,00 €</text:p>
          </table:table-cell>
        </table:table-row>
      </table:table>
      <text:p text:style-name="P18">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text:soft-page-break/>Unterhaltungskosten</text:h>
      <table:table table:name="Tabelle5" table:style-name="Tabelle5">
        <table:table-column table:style-name="Tabelle5.A" table:number-columns-repeated="3"/>
        <table:table-row>
          <table:table-cell table:style-name="Tabelle5.A1" office:value-type="string">
            <text:p text:style-name="P9"/>
          </table:table-cell>
          <table:table-cell table:style-name="Tabelle5.A1" office:value-type="string">
            <text:p text:style-name="P10">Altes Verfahren</text:p>
          </table:table-cell>
          <table:table-cell table:style-name="Tabelle5.C1" office:value-type="string">
            <text:p text:style-name="P10">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7">0,00 €</text:p>
          </table:table-cell>
          <table:table-cell table:style-name="Tabelle5.C2" office:value-type="currency" office:currency="EUR" office:value="450">
            <text:p text:style-name="P7">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7">0,00 €</text:p>
          </table:table-cell>
          <table:table-cell table:style-name="Tabelle5.C2" office:value-type="currency" office:currency="EUR" office:value="60">
            <text:p text:style-name="P7">60,00 €</text:p>
          </table:table-cell>
        </table:table-row>
        <table:table-row>
          <table:table-cell table:style-name="Tabelle5.A4" office:value-type="string">
            <text:p text:style-name="P9">Summe</text:p>
          </table:table-cell>
          <table:table-cell table:style-name="Tabelle5.B4" office:value-type="currency" office:currency="EUR" office:value="0">
            <text:p text:style-name="P10">0,00 €</text:p>
          </table:table-cell>
          <table:table-cell table:style-name="Tabelle5.C4" office:value-type="currency" office:currency="EUR" office:value="510">
            <text:p text:style-name="P10">510,00 €</text:p>
          </table:table-cell>
        </table:table-row>
      </table:table>
      <text:p text:style-name="P18">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Kostenvergleich</text:h>
      <table:table table:name="Tabelle6" table:style-name="Tabelle6">
        <table:table-column table:style-name="Tabelle6.A" table:number-columns-repeated="3"/>
        <table:table-row>
          <table:table-cell table:style-name="Tabelle6.A1" office:value-type="string">
            <text:p text:style-name="P8"/>
          </table:table-cell>
          <table:table-cell table:style-name="Tabelle6.A1" office:value-type="string">
            <text:p text:style-name="P10">Altes Verfahren</text:p>
          </table:table-cell>
          <table:table-cell table:style-name="Tabelle6.C1" office:value-type="string">
            <text:p text:style-name="P10">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7">56.160,00 €</text:p>
          </table:table-cell>
          <table:table-cell table:style-name="Tabelle6.C2" office:value-type="currency" office:currency="EUR" office:value="9360">
            <text:p text:style-name="P7">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7">0,00 €</text:p>
          </table:table-cell>
          <table:table-cell table:style-name="Tabelle6.C2" office:value-type="currency" office:currency="EUR" office:value="510">
            <text:p text:style-name="P7">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7">56.160,00 €</text:p>
          </table:table-cell>
          <table:table-cell table:style-name="Tabelle6.C2" office:value-type="currency" office:currency="EUR" office:value="9870">
            <text:p text:style-name="P7">9.870,00 €</text:p>
          </table:table-cell>
        </table:table-row>
        <table:table-row>
          <table:table-cell table:style-name="Tabelle6.A5" office:value-type="string">
            <text:p text:style-name="P9">Ersparnis jährlich</text:p>
          </table:table-cell>
          <table:table-cell table:style-name="Tabelle6.B5">
            <text:p text:style-name="P10"/>
          </table:table-cell>
          <table:table-cell table:style-name="Tabelle6.C5" office:value-type="currency" office:currency="EUR" office:value="46290">
            <text:p text:style-name="P10">46.290,00 €</text:p>
          </table:table-cell>
        </table:table-row>
      </table:table>
      <text:p text:style-name="P18">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able:table table:name="Tabelle26" table:style-name="Tabelle26">
        <table:table-column table:style-name="Tabelle26.A" table:number-columns-repeated="3"/>
        <table:table-column table:style-name="Tabelle26.D"/>
        <table:table-row>
          <table:table-cell table:style-name="Tabelle26.A1" office:value-type="string">
            <text:p text:style-name="P12">Kriterium</text:p>
          </table:table-cell>
          <table:table-cell table:style-name="Tabelle26.A1" office:value-type="string">
            <text:p text:style-name="P12">Gewichtung</text:p>
          </table:table-cell>
          <table:table-cell table:style-name="Tabelle26.A1" office:value-type="string">
            <text:p text:style-name="P10">Bewertung (neu)</text:p>
          </table:table-cell>
          <table:table-cell table:style-name="Tabelle26.D1" office:value-type="string">
            <text:p text:style-name="P10">Bewertung (alt)</text:p>
          </table:table-cell>
        </table:table-row>
        <table:table-row>
          <table:table-cell table:style-name="Tabelle26.A2" office:value-type="string">
            <text:p text:style-name="P14">Zuverlässigkeit</text:p>
          </table:table-cell>
          <table:table-cell table:style-name="Tabelle26.B2" office:value-type="float" office:value="5">
            <text:p text:style-name="P7">5</text:p>
          </table:table-cell>
          <table:table-cell table:style-name="Tabelle26.B2" office:value-type="float" office:value="10">
            <text:p text:style-name="P7">10</text:p>
          </table:table-cell>
          <table:table-cell table:style-name="Tabelle26.D2" office:value-type="float" office:value="5">
            <text:p text:style-name="P7">5</text:p>
          </table:table-cell>
        </table:table-row>
        <table:table-row>
          <table:table-cell table:style-name="Tabelle26.A2" office:value-type="string">
            <text:p text:style-name="P14">Einheitliches Format</text:p>
          </table:table-cell>
          <table:table-cell table:style-name="Tabelle26.B2" office:value-type="float" office:value="4">
            <text:p text:style-name="P7">4</text:p>
          </table:table-cell>
          <table:table-cell table:style-name="Tabelle26.B2" office:value-type="float" office:value="10">
            <text:p text:style-name="P7">10</text:p>
          </table:table-cell>
          <table:table-cell table:style-name="Tabelle26.D2" office:value-type="float" office:value="5">
            <text:p text:style-name="P7">5</text:p>
          </table:table-cell>
        </table:table-row>
        <table:table-row>
          <table:table-cell table:style-name="Tabelle26.A2" office:value-type="string">
            <text:p text:style-name="P14">Pflegeaufwand</text:p>
          </table:table-cell>
          <table:table-cell table:style-name="Tabelle26.B2" office:value-type="float" office:value="7">
            <text:p text:style-name="P7">7</text:p>
          </table:table-cell>
          <table:table-cell table:style-name="Tabelle26.B2" office:value-type="float" office:value="10">
            <text:p text:style-name="P7">10</text:p>
          </table:table-cell>
          <table:table-cell table:style-name="Tabelle26.D2" office:value-type="float" office:value="2">
            <text:p text:style-name="P7">2</text:p>
          </table:table-cell>
        </table:table-row>
        <table:table-row>
          <table:table-cell table:style-name="Tabelle26.A2" office:value-type="string">
            <text:p text:style-name="P14">Abhängigkeit</text:p>
          </table:table-cell>
          <table:table-cell table:style-name="Tabelle26.B2" office:value-type="float" office:value="6">
            <text:p text:style-name="P7">6</text:p>
          </table:table-cell>
          <table:table-cell table:style-name="Tabelle26.B2" office:value-type="float" office:value="2">
            <text:p text:style-name="P7">2</text:p>
          </table:table-cell>
          <table:table-cell table:style-name="Tabelle26.D2" office:value-type="float" office:value="10">
            <text:p text:style-name="P7">10</text:p>
          </table:table-cell>
        </table:table-row>
        <table:table-row>
          <table:table-cell table:style-name="Tabelle26.A6" office:value-type="string">
            <text:p text:style-name="P12">Summe</text:p>
          </table:table-cell>
          <table:table-cell table:style-name="Tabelle26.B6" office:value-type="float" office:value="22">
            <text:p text:style-name="P10">22</text:p>
          </table:table-cell>
          <table:table-cell table:style-name="Tabelle26.B6" office:value-type="float" office:value="172">
            <text:p text:style-name="P10">172</text:p>
          </table:table-cell>
          <table:table-cell table:style-name="Tabelle26.D6" office:value-type="float" office:value="119">
            <text:p text:style-name="P10">119</text:p>
          </table:table-cell>
        </table:table-row>
        <table:table-row>
          <table:table-cell table:style-name="Tabelle26.A6" table:number-columns-spanned="2" office:value-type="string">
            <text:p text:style-name="P12">Wirtschaftlichkeitskoeffizient</text:p>
          </table:table-cell>
          <table:covered-table-cell/>
          <table:table-cell table:style-name="Tabelle26.B6" office:value-type="float" office:value="7.8">
            <text:p text:style-name="P10">7,8</text:p>
          </table:table-cell>
          <table:table-cell table:style-name="Tabelle26.D6" office:value-type="float" office:value="5.4">
            <text:p text:style-name="P10">5,4</text:p>
          </table:table-cell>
        </table:table-row>
      </table:table>
      <text:p text:style-name="P18">Tabelle <text:sequence text:ref-name="refTable6" text:name="Table" text:formula="ooow:Table+1" style:num-format="1">7</text:sequence>: Nutzwertanalyse</text:p>
      <text:p text:style-name="Text_20_body">Anhand der Wirtschaftlichkeitskoeffizienten ist zu sehen, dass mit der neu erstellten Software 44% wirtschaftlicher, als mit der manuellen Erstellung des Berichtsheftes gearbeitet werden kan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text:soft-page-break/>Definitionsphase</text:h>
      <table:table table:name="Tabelle8" table:style-name="Tabelle8">
        <table:table-column table:style-name="Tabelle8.A"/>
        <table:table-column table:style-name="Tabelle8.B"/>
        <table:table-row>
          <table:table-cell table:style-name="Tabelle8.A1" office:value-type="string">
            <text:p text:style-name="P14">Tätigkeit</text:p>
          </table:table-cell>
          <table:table-cell table:style-name="Tabelle8.B1" office:value-type="string">
            <text:p text:style-name="P14">Analysieren des Ist-Zustandes</text:p>
            <text:p text:style-name="P14">Definition des Soll-Zustandes</text:p>
            <text:p text:style-name="P14">Erstellung eines Pflichtenheftes</text:p>
          </table:table-cell>
        </table:table-row>
        <table:table-row>
          <table:table-cell table:style-name="Tabelle8.A2" office:value-type="string">
            <text:p text:style-name="P14">Zeitaufwand</text:p>
          </table:table-cell>
          <table:table-cell table:style-name="Tabelle8.B2" office:value-type="string">
            <text:p text:style-name="P14">7 Stunden</text:p>
          </table:table-cell>
        </table:table-row>
      </table:table>
      <text:p text:style-name="P18">Tabelle <text:sequence text:ref-name="refTable7" text:name="Table" text:formula="ooow:Table+1" style:num-format="1">8</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 Des Weiteren wurde ein Use Case Diagramm (Anhang B) erstellt, welche das Generieren eines Nachweises verdeutlichen soll.</text:p>
      <text:h text:style-name="Heading_20_2" text:outline-level="2">Planungsphase</text:h>
      <table:table table:name="Tabelle9" table:style-name="Tabelle9">
        <table:table-column table:style-name="Tabelle9.A"/>
        <table:table-column table:style-name="Tabelle9.B"/>
        <table:table-row>
          <table:table-cell table:style-name="Tabelle9.A1" office:value-type="string">
            <text:p text:style-name="P14">Tätigkeit</text:p>
          </table:table-cell>
          <table:table-cell table:style-name="Tabelle9.B1" office:value-type="string">
            <text:p text:style-name="P14">Gestaltung der GUI</text:p>
          </table:table-cell>
        </table:table-row>
        <table:table-row>
          <table:table-cell table:style-name="Tabelle9.A2" office:value-type="string">
            <text:p text:style-name="P14">Zeitaufwand</text:p>
          </table:table-cell>
          <table:table-cell table:style-name="Tabelle9.B2" office:value-type="string">
            <text:p text:style-name="P14">3 Stunden</text:p>
          </table:table-cell>
        </table:table-row>
      </table:table>
      <text:p text:style-name="P18">Tabelle <text:sequence text:ref-name="refTable8" text:name="Table" text:formula="ooow:Table+1" style:num-format="1">9</text:sequence>: Gestaltung der GUI</text:p>
      <text:p text:style-name="Text_20_body">Aus den Anforderung und dem Use Case Diagramm wurde ein Mockup (Anhang C) erstellt, welches die Funktionen der GUI darstellen soll. Anschließend wurde anhand des Mockups ein grafisches Layout erstellt. Beim Erstellen des Layouts wurde sehr viel Wert darauf gelegt, dass sich das Layout nahtlos in das bestehende Intranet integrieren lässt. </text:p>
      <text:p text:style-name="Text_20_body"/>
      <table:table table:name="Tabelle10" table:style-name="Tabelle10">
        <table:table-column table:style-name="Tabelle10.A"/>
        <table:table-column table:style-name="Tabelle10.B"/>
        <table:table-row>
          <table:table-cell table:style-name="Tabelle10.A1" office:value-type="string">
            <text:p text:style-name="P14">Tätigkeit</text:p>
          </table:table-cell>
          <table:table-cell table:style-name="Tabelle10.B1" office:value-type="string">
            <text:p text:style-name="P14">Recherche Technologien zur PDF-Generierung</text:p>
          </table:table-cell>
        </table:table-row>
        <table:table-row>
          <table:table-cell table:style-name="Tabelle10.A2" office:value-type="string">
            <text:p text:style-name="P14">Zeitaufwand</text:p>
          </table:table-cell>
          <table:table-cell table:style-name="Tabelle10.B2" office:value-type="string">
            <text:p text:style-name="P14">3 Stunden</text:p>
          </table:table-cell>
        </table:table-row>
      </table:table>
      <text:p text:style-name="P18">Tabelle <text:sequence text:ref-name="refTable9" text:name="Table" text:formula="ooow:Table+1" style:num-format="1">10</text:sequence>: Recherche Technologien zur PDF-Generierung</text:p>
      <text:p text:style-name="Text_20_body">Durch Erfahrungen in vorherigen Projekten wurde auf „wkhtmltopdf“ zurückgegriffen. Dies ist eine schlanke Library die auf vielen verschiedenen Plattformen installiert werden kann. Über einen schlanken Konsolen Befehl kann ein PDF aus einer URL generiert werden. https://code.google.com/p/wkhtmltopdf/</text:p>
      <table:table table:name="Tabelle27" table:style-name="Tabelle27">
        <table:table-column table:style-name="Tabelle27.A"/>
        <table:table-row>
          <table:table-cell table:style-name="Tabelle27.A1" office:value-type="string">
            <text:p text:style-name="P14">wkhtmltopdf <text:a xlink:type="simple" xlink:href="http://www.google.de/">www.google.de</text:a> google.pdf</text:p>
          </table:table-cell>
        </table:table-row>
      </table:table>
      <text:p text:style-name="P26">Codebeispiel <text:sequence text:ref-name="refCodebeispiel0" text:name="Codebeispiel" text:formula="ooow:Codebeispiel+1" style:num-format="1">1</text:sequence>: PDF-Generierung der Startseite von Google</text:p>
      <text:p text:style-name="Text_20_body">Außerdem wurde ein Open-Source-Bundle „KnpSnappyBundle“ für das verwendete Framework <text:span text:style-name="T2">Symfony</text:span> 2 gefunden, welche die Funktionalitäten der Library in einem Service kapselt und das Generieren eines PDF aus der Response eines Controllers ermöglicht. Da das „KnpSnappyBundle“ auch die verwandte Library wkhtmltoimage unterstützt kann auch das Generieren eines Bildes ermöglicht werden ohne zusätzlichen Aufwand.</text:p>
      <text:h text:style-name="Heading_20_2" text:outline-level="2">Realisierungsphase</text:h>
      <table:table table:name="Tabelle11" table:style-name="Tabelle11">
        <table:table-column table:style-name="Tabelle11.A"/>
        <table:table-column table:style-name="Tabelle11.B"/>
        <table:table-row>
          <table:table-cell table:style-name="Tabelle11.A1" office:value-type="string">
            <text:p text:style-name="P14">Tätigkeit</text:p>
          </table:table-cell>
          <table:table-cell table:style-name="Tabelle11.B1" office:value-type="string">
            <text:p text:style-name="P14">Einrichten des Projekts</text:p>
          </table:table-cell>
        </table:table-row>
        <table:table-row>
          <table:table-cell table:style-name="Tabelle11.A2" office:value-type="string">
            <text:p text:style-name="P14">Zeitaufwand</text:p>
          </table:table-cell>
          <table:table-cell table:style-name="Tabelle11.B2" office:value-type="string">
            <text:p text:style-name="P14">1 Stunde</text:p>
          </table:table-cell>
        </table:table-row>
      </table:table>
      <text:p text:style-name="P18">Tabelle <text:sequence text:ref-name="refTable10" text:name="Table" text:formula="ooow:Table+1" style:num-format="1">11</text:sequence>: Einrichten des Projekts</text:p>
      <text:p text:style-name="Text_20_body">Zum Start des Projekts wurde ein „<text:span text:style-name="T2">git</text:span>“ <text:span text:style-name="T2">Repository</text:span> auf der Open Source Plattform <text:span text:style-name="T2">GitHub</text:span> angelegt. Das <text:span text:style-name="T2">Repository</text:span> ist unter der URL <text:a xlink:type="simple" xlink:href="https://github.com/PalliDotCom/Berichtsheft">https://github.com/PalliDotCom/Berichtsheft</text:a> zu erreichen.</text:p>
      <text:p text:style-name="Text_20_body">Das <text:span text:style-name="T2">Repository</text:span> wurde auf dem Entwicklungsrechner aus gecheckt und die neueste <text:span text:style-name="T2">Symfony</text:span> Version über <text:span text:style-name="T2">Composer</text:span> in die working copy kopiert. Alternativ wäre auch ein Download von <text:span text:style-name="T2">Symfony</text:span> von der Webseite möglich <text:a xlink:type="simple" xlink:href="http://www.symfony.com/">http://www.symfony.com</text:a>.</text:p>
      <text:p text:style-name="Text_20_body"><text:soft-page-break/>Anschließend wurden die Symfony Core Dateien in einem initialem Commit in das Repository commited. Das Projekt befindet sich nun unter Versionskontrolle und kann global aus gecheckt und weiterentwickelt werden.</text:p>
      <text:p text:style-name="Text_20_body"/>
      <table:table table:name="Tabelle12" table:style-name="Tabelle12">
        <table:table-column table:style-name="Tabelle12.A"/>
        <table:table-column table:style-name="Tabelle12.B"/>
        <table:table-row>
          <table:table-cell table:style-name="Tabelle12.A1" office:value-type="string">
            <text:p text:style-name="P14">Tätigkeit</text:p>
          </table:table-cell>
          <table:table-cell table:style-name="Tabelle12.B1" office:value-type="string">
            <text:p text:style-name="P14">Einrichten der Entwicklungsumgebung</text:p>
          </table:table-cell>
        </table:table-row>
        <table:table-row>
          <table:table-cell table:style-name="Tabelle12.A2" office:value-type="string">
            <text:p text:style-name="P14">Zeitaufwand</text:p>
          </table:table-cell>
          <table:table-cell table:style-name="Tabelle12.B2" office:value-type="string">
            <text:p text:style-name="P14">1 Stunde</text:p>
          </table:table-cell>
        </table:table-row>
      </table:table>
      <text:p text:style-name="P18">Tabelle <text:sequence text:ref-name="refTable11" text:name="Table" text:formula="ooow:Table+1" style:num-format="1">12</text:sequence>: Einrichten der Entwicklungsumgebung</text:p>
      <text:p text:style-name="Text_20_body">Auf dem lokalen Entwicklungsrechner läuft eine <text:span text:style-name="T2">LAMP</text:span> Umgebung. Es wird ein neuer <text:span text:style-name="T4">vHost</text:span> eingerichtet, welcher auf die working copy zeigt. Das Projekt ist nun lokal erreichbar.</text:p>
      <text:p text:style-name="Text_20_body">Anschließend müssen die Abhängigkeiten des Projektes, mit dem <text:span text:style-name="T2">Dependency Manager</text:span> „<text:span text:style-name="T2">Composer</text:span>“, installiert werden. </text:p>
      <text:p text:style-name="Text_20_body">Zum Schluss wird mit dem Entwicklungs-IDE „<text:span text:style-name="T2">PHPStorm</text:span>“ ein neues Projekt angelegt um den Code zu bearbeiten.</text:p>
      <text:p text:style-name="Text_20_body"/>
      <table:table table:name="Tabelle13" table:style-name="Tabelle13">
        <table:table-column table:style-name="Tabelle13.A"/>
        <table:table-column table:style-name="Tabelle13.B"/>
        <table:table-row>
          <table:table-cell table:style-name="Tabelle13.A1" office:value-type="string">
            <text:p text:style-name="P14">Tätigkeit</text:p>
          </table:table-cell>
          <table:table-cell table:style-name="Tabelle13.B1" office:value-type="string">
            <text:p text:style-name="P14">Umsetzung der GUI</text:p>
          </table:table-cell>
        </table:table-row>
        <table:table-row>
          <table:table-cell table:style-name="Tabelle13.A2" office:value-type="string">
            <text:p text:style-name="P14">Zeitaufwand</text:p>
          </table:table-cell>
          <table:table-cell table:style-name="Tabelle13.B2" office:value-type="string">
            <text:p text:style-name="P14">3 Stunden</text:p>
          </table:table-cell>
        </table:table-row>
      </table:table>
      <text:p text:style-name="P18">Tabelle <text:sequence text:ref-name="refTable12" text:name="Table" text:formula="ooow:Table+1" style:num-format="1">13</text:sequence>: Umsetzung der GUI</text:p>
      <text:p text:style-name="Text_20_body">Benutzeroberfläche für die Login-Seite, das Dashboard und die Vorschau wurden mit HTML und CSS erstellt. Der HTML und CSS Code basieren auf dem Framework <text:span text:style-name="T2">Bootstrap</text:span>. Es wurde Wert darauf gelegt, dass sich das Layout nicht von den anderen Tools im Intranet unterscheidet.</text:p>
      <text:p text:style-name="Text_20_body"/>
      <table:table table:name="Tabelle14" table:style-name="Tabelle14">
        <table:table-column table:style-name="Tabelle14.A"/>
        <table:table-column table:style-name="Tabelle14.B"/>
        <table:table-row>
          <table:table-cell table:style-name="Tabelle14.A1" office:value-type="string">
            <text:p text:style-name="P14">Tätigkeit</text:p>
          </table:table-cell>
          <table:table-cell table:style-name="Tabelle14.B1" office:value-type="string">
            <text:p text:style-name="P14">Kommunikation zur bestehenden Zeiterfassungs-Software</text:p>
          </table:table-cell>
        </table:table-row>
        <table:table-row>
          <table:table-cell table:style-name="Tabelle14.A2" office:value-type="string">
            <text:p text:style-name="P14">Zeitaufwand</text:p>
          </table:table-cell>
          <table:table-cell table:style-name="Tabelle14.B2" office:value-type="string">
            <text:p text:style-name="P14">14 Stunden</text:p>
          </table:table-cell>
        </table:table-row>
      </table:table>
      <text:p text:style-name="P18">Tabelle <text:sequence text:ref-name="refTable13" text:name="Table" text:formula="ooow:Table+1" style:num-format="1">14</text:sequence>: Kommunikation zur bestehenden Zeiterfassungs-Software</text:p>
      <text:p text:style-name="Text_20_body">Für die Kommunikation mit „<text:span text:style-name="T2">Jira</text:span>“ wurde das Open Source <text:span text:style-name="T2">Bundle</text:span> „MedicoreNL/JiraApiBundle“ verwendet. Dieses <text:span text:style-name="T2">Bundle</text:span> kapselt die Jira <text:span text:style-name="T2">REST API</text:span> Abrufe in Services. Der „jira_api.issue“ Service um Issues aus Jira abzurufen, der „jira_api.project“ Service um Informationen zu einem Projekt abzurufen und der „jira_api.search“ Service um Suchen mit <text:span text:style-name="T2">JQL</text:span> durchzuführen. </text:p>
      <text:p text:style-name="Text_20_body">Da das <text:span text:style-name="T2">Bundle</text:span> nur die rudimentäre Kommunikation mit dem Hintergrundsystem ermöglicht, wurde ein Service erstellt, der die Abfrage an das Hintergrundsystem kapselt und die Daten in einer vorgegebenen Struktur zurückliefert (siehe Codebeispiel 1). Durch die Abstraktion kann die Software leicht erweitert werden um mit anderen Hintergrundsystemen zu kommunizieren. Für das Hintergrundsystem „<text:span text:style-name="T2">Jira</text:span>“ wurde eine konkrete Implementierung vorgenommen, da dieses Hintergrundsystem bei der EOS UPTRADE GmbH verwendet wird.</text:p>
      <text:p text:style-name="Text_20_body">Für die Generierung eines Berichtsheftes wurde ebenfalls ein abstrakter Service erstellt, welcher einen WorklogRetriever übergeben bekommt (siehe Codebeispiel 2). Die konkrete Implementierung bekommt den WorklogRetriever für das Hintergrundsystem „<text:span text:style-name="T2">Jira</text:span>“ übergeben und generiert, aus den zurückgelieferten WorklogItems ein Berichtsheft. </text:p>
      <text:h text:style-name="Heading_20_2" text:outline-level="2">Testphase</text:h>
      <table:table table:name="Tabelle15" table:style-name="Tabelle15">
        <table:table-column table:style-name="Tabelle15.A"/>
        <table:table-column table:style-name="Tabelle15.B"/>
        <table:table-row>
          <table:table-cell table:style-name="Tabelle15.A1" office:value-type="string">
            <text:p text:style-name="P14">Tätigkeit</text:p>
          </table:table-cell>
          <table:table-cell table:style-name="Tabelle15.B1" office:value-type="string">
            <text:p text:style-name="P14">Erstellen / Einrichten von Tests</text:p>
          </table:table-cell>
        </table:table-row>
        <table:table-row>
          <table:table-cell table:style-name="Tabelle15.A2" office:value-type="string">
            <text:p text:style-name="P14">Zeitaufwand</text:p>
          </table:table-cell>
          <table:table-cell table:style-name="Tabelle15.B2" office:value-type="string">
            <text:p text:style-name="P14">5 Stunden</text:p>
          </table:table-cell>
        </table:table-row>
      </table:table>
      <text:p text:style-name="P18">Tabelle <text:sequence text:ref-name="refTable14" text:name="Table" text:formula="ooow:Table+1" style:num-format="1">15</text:sequence>: Erstellen / Einrichten von Tests</text:p>
      <text:p text:style-name="Text_20_body"><text:soft-page-break/>Tests wurden erstellt.</text:p>
      <table:table table:name="Tabelle16" table:style-name="Tabelle16">
        <table:table-column table:style-name="Tabelle16.A"/>
        <table:table-column table:style-name="Tabelle16.B"/>
        <table:table-row>
          <table:table-cell table:style-name="Tabelle16.A1" office:value-type="string">
            <text:p text:style-name="P14">Tätigkeit</text:p>
          </table:table-cell>
          <table:table-cell table:style-name="Tabelle16.B1" office:value-type="string">
            <text:p text:style-name="P14">Tests durchführen</text:p>
          </table:table-cell>
        </table:table-row>
        <table:table-row>
          <table:table-cell table:style-name="Tabelle16.A2" office:value-type="string">
            <text:p text:style-name="P14">Zeitaufwand</text:p>
          </table:table-cell>
          <table:table-cell table:style-name="Tabelle16.B2" office:value-type="string">
            <text:p text:style-name="P14">2 Stunden</text:p>
          </table:table-cell>
        </table:table-row>
      </table:table>
      <text:p text:style-name="P18">Tabelle <text:sequence text:ref-name="refTable15" text:name="Table" text:formula="ooow:Table+1" style:num-format="1">16</text:sequence>: Tests durchführen</text:p>
      <text:p text:style-name="Text_20_body">Tests wurden durchgeführt</text:p>
      <table:table table:name="Tabelle17" table:style-name="Tabelle17">
        <table:table-column table:style-name="Tabelle17.A"/>
        <table:table-column table:style-name="Tabelle17.B"/>
        <table:table-row>
          <table:table-cell table:style-name="Tabelle17.A1" office:value-type="string">
            <text:p text:style-name="P14">Tätigkeit</text:p>
          </table:table-cell>
          <table:table-cell table:style-name="Tabelle17.B1" office:value-type="string">
            <text:p text:style-name="P14">Auswertung der Ergebnisse</text:p>
          </table:table-cell>
        </table:table-row>
        <table:table-row>
          <table:table-cell table:style-name="Tabelle17.A2" office:value-type="string">
            <text:p text:style-name="P14">Zeitaufwand</text:p>
          </table:table-cell>
          <table:table-cell table:style-name="Tabelle17.B2" office:value-type="string">
            <text:p text:style-name="P14">1 Stunde</text:p>
          </table:table-cell>
        </table:table-row>
      </table:table>
      <text:p text:style-name="P18">Tabelle <text:sequence text:ref-name="refTable16" text:name="Table" text:formula="ooow:Table+1" style:num-format="1">17</text:sequence>: Auswertung der Ergebnisse</text:p>
      <text:p text:style-name="Text_20_body">Ergebnisse werden ausgewertet.</text:p>
      <text:h text:style-name="Heading_20_2" text:outline-level="2">Dokumentation</text:h>
      <table:table table:name="Tabelle18" table:style-name="Tabelle18">
        <table:table-column table:style-name="Tabelle18.A"/>
        <table:table-column table:style-name="Tabelle18.B"/>
        <table:table-row>
          <table:table-cell table:style-name="Tabelle18.A1" office:value-type="string">
            <text:p text:style-name="P14">Tätigkeit</text:p>
          </table:table-cell>
          <table:table-cell table:style-name="Tabelle18.B1" office:value-type="string">
            <text:p text:style-name="P14">Projektdokumentation erstellen</text:p>
          </table:table-cell>
        </table:table-row>
        <table:table-row>
          <table:table-cell table:style-name="Tabelle18.A2" office:value-type="string">
            <text:p text:style-name="P14">Zeitaufwand</text:p>
          </table:table-cell>
          <table:table-cell table:style-name="Tabelle18.B2" office:value-type="string">
            <text:p text:style-name="P14">10 Stunden</text:p>
          </table:table-cell>
        </table:table-row>
      </table:table>
      <text:p text:style-name="P18">Tabelle <text:sequence text:ref-name="refTable17" text:name="Table" text:formula="ooow:Table+1" style:num-format="1">18</text:sequence>: Projektdokumentation erstellen</text:p>
      <text:p text:style-name="Text_20_body">Themen und Inhalte für die Dokumentationen wurden recherchiert und angefertigt. Des Weiteren wurde eine optische Darstellung an die CI der EOS UPTRADE GmbH erstellt und anschließend die Dokumentation in das PDF Format konvertiert.</text:p>
      <table:table table:name="Tabelle19" table:style-name="Tabelle19">
        <table:table-column table:style-name="Tabelle19.A"/>
        <table:table-column table:style-name="Tabelle19.B"/>
        <table:table-row>
          <table:table-cell table:style-name="Tabelle19.A1" office:value-type="string">
            <text:p text:style-name="P14">Tätigkeit</text:p>
          </table:table-cell>
          <table:table-cell table:style-name="Tabelle19.B1" office:value-type="string">
            <text:p text:style-name="P14">Kurze Anwenderdokumentation erstellen</text:p>
          </table:table-cell>
        </table:table-row>
        <table:table-row>
          <table:table-cell table:style-name="Tabelle19.A2" office:value-type="string">
            <text:p text:style-name="P14">Zeitaufwand</text:p>
          </table:table-cell>
          <table:table-cell table:style-name="Tabelle19.B2" office:value-type="string">
            <text:p text:style-name="P14">2 Stunden </text:p>
          </table:table-cell>
        </table:table-row>
      </table:table>
      <text:p text:style-name="P18">Tabelle <text:sequence text:ref-name="refTable18" text:name="Table" text:formula="ooow:Table+1" style:num-format="1">19</text:sequence>: Kurze Anwenderdokumentation erstellen</text:p>
      <text:p text:style-name="Text_20_body">Die Anwenderdokumentation wurde mit HTML erstellt und ist online verfügbar. Sie beinhaltet Beschreibungen für sämtliche Funktionen und Abläufe des BerichtsheftTools. Ein Screenshot der Anwenderdokumentation ist als Anhand D beigefügt.</text:p>
      <text:h text:style-name="Heading_20_2" text:outline-level="2">Übergabe</text:h>
      <table:table table:name="Tabelle20" table:style-name="Tabelle20">
        <table:table-column table:style-name="Tabelle20.A"/>
        <table:table-column table:style-name="Tabelle20.B"/>
        <table:table-row>
          <table:table-cell table:style-name="Tabelle20.A1" office:value-type="string">
            <text:p text:style-name="P14">Tätigkeit</text:p>
          </table:table-cell>
          <table:table-cell table:style-name="Tabelle20.B1" office:value-type="string">
            <text:p text:style-name="P14">Deployment</text:p>
          </table:table-cell>
        </table:table-row>
        <table:table-row>
          <table:table-cell table:style-name="Tabelle20.A2" office:value-type="string">
            <text:p text:style-name="P14">Zeitaufwand</text:p>
          </table:table-cell>
          <table:table-cell table:style-name="Tabelle20.B2" office:value-type="string">
            <text:p text:style-name="P14">1 Stunde</text:p>
          </table:table-cell>
        </table:table-row>
      </table:table>
      <text:p text:style-name="P18">Tabelle <text:sequence text:ref-name="refTable19" text:name="Table" text:formula="ooow:Table+1" style:num-format="1">20</text:sequence>: Deployment</text:p>
      <text:p text:style-name="Text_20_body">Für das BerichtsheftTool wird ein neuer <text:span text:style-name="T2">vHost</text:span> angelegt und mit dem Tool <text:span text:style-name="T2">Capistrano</text:span> auf die entsprechende Instanz deployt.</text:p>
      <text:p text:style-name="Text_20_body">Nach den erfolgreichen Tests wird das neue Modul über einen zusätzlichen Link im Intranet implementiert.</text:p>
      <text:p text:style-name="Text_20_body"/>
      <table:table table:name="Tabelle21" table:style-name="Tabelle21">
        <table:table-column table:style-name="Tabelle21.A"/>
        <table:table-column table:style-name="Tabelle21.B"/>
        <table:table-row>
          <table:table-cell table:style-name="Tabelle21.A1" office:value-type="string">
            <text:p text:style-name="P14">Tätigkeit</text:p>
          </table:table-cell>
          <table:table-cell table:style-name="Tabelle21.B1" office:value-type="string">
            <text:p text:style-name="P14">Einweisung betroffender Mitarbeiter</text:p>
          </table:table-cell>
        </table:table-row>
        <table:table-row>
          <table:table-cell table:style-name="Tabelle21.A2" office:value-type="string">
            <text:p text:style-name="P14">Zeitaufwand</text:p>
          </table:table-cell>
          <table:table-cell table:style-name="Tabelle21.B2" office:value-type="string">
            <text:p text:style-name="P14">1 Stunde</text:p>
          </table:table-cell>
        </table:table-row>
      </table:table>
      <text:p text:style-name="P18">Tabelle <text:sequence text:ref-name="refTable20" text:name="Table" text:formula="ooow:Table+1" style:num-format="1">21</text:sequence>: Einweisung betroffender Mitarbeiter</text:p>
      <text:p text:style-name="Text_20_body">Nach erfolgreicher Implementierung in das Intranet der EOS UPTRADE GmbH wurde ein Meeting mit den Auszubildenden und dem Ausbilder der EOS UPTRADE GmbH angesetzt. In dem Meeting wurde das Tool vorgestellt und Fragen geklärt. Außerdem wurde auf das Benutzerhandbuch verwiesen, welches online erreichbar ist.</text:p>
      <text:h text:style-name="Heading_20_1" text:outline-level="1"><text:soft-page-break/>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Nach der erfolgreichen Einführung des neuen Tools erstellen alle Auszubildenden der EOS UPTRADE GmbH Ihre Berichtshefte mit dem BerichtsheftTool. Viele Mitarbeiter tun sich noch schwer damit, Ihre geleistete Arbeit angemessen mit einem Kommentar zu beschreiben, deswegen müssen öfters noch Inhalte bei der Generierung erweitert oder angepasst werden. Eine Bearbeitung der Einträge war in diesem Projekt jedoch nicht vorgesehen, aus diesem Grund gibt es öfters Probleme. Ich hoffe jedoch, dass sich die Mitarbeiter schnell an die neue Projektmanagement-Software „<text:span text:style-name="T2">Jira</text:span>“ gewöhnen und Ihre Arbeit mit einem aussagekräftigen Beschreibungstext versehen. </text:p>
      <text:p text:style-name="Text_20_body">Im großen und ganzen sind die Auszubildenden zufrieden, da diese Ihre geleistete Arbeit nur noch an einer Stelle pflegen brauchen und das Berichtsheft in einem einheitlichen Format generiert wird. Aus diesem Grund kann ich behaupten, dass Projekt hat das Ziel erreicht. </text:p>
      <text:h text:style-name="Heading_20_2" text:outline-level="2">Soll-/Ist-Abgleich</text:h>
      <text:p text:style-name="Text_20_body">Der im Antrag vorgestellte Zeitplan von 70 Stunden wurde eingehalten. Insgesamt wurde mehr Zeit für die Recherche von Open Source Lösungen verwendet als geplant, dies machte sich aber in der Entwicklung deutlich bemerkbar, da viele Komponenten nicht mehr selbst entwickelt werden mussten.</text:p>
      <text:p text:style-name="Text_20_body">In der nachfolgenden Tabelle werden Abweichungen im Soll-/Ist-Abgleich dargestellt.</text:p>
      <text:p text:style-name="Standard"/>
      <table:table table:name="Tabelle25" table:style-name="Tabelle25">
        <table:table-column table:style-name="Tabelle25.A"/>
        <table:table-column table:style-name="Tabelle25.B"/>
        <table:table-column table:style-name="Tabelle25.C"/>
        <table:table-column table:style-name="Tabelle25.D"/>
        <text:soft-page-break/>
        <table:table-row>
          <table:table-cell table:style-name="Tabelle25.A1" office:value-type="string">
            <text:p text:style-name="P9">Projektphase</text:p>
          </table:table-cell>
          <table:table-cell table:style-name="Tabelle25.A1" office:value-type="string">
            <text:p text:style-name="P9">Aufgabenbeschreibung</text:p>
          </table:table-cell>
          <table:table-cell table:style-name="Tabelle25.A1" office:value-type="string">
            <text:p text:style-name="P10">Soll-Stunden</text:p>
          </table:table-cell>
          <table:table-cell table:style-name="Tabelle25.D1" office:value-type="string">
            <text:p text:style-name="P10">Ist-Stunden</text:p>
          </table:table-cell>
        </table:table-row>
        <table:table-row>
          <table:table-cell table:style-name="Tabelle25.A2" office:value-type="string">
            <text:p text:style-name="Table_20_Contents">Definitionsphase</text:p>
          </table:table-cell>
          <table:table-cell table:style-name="Tabelle25.A2" office:value-type="string">
            <text:p text:style-name="Table_20_Contents">Ist-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Soll-Analyse</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Pflichtenheft erstellen</text:p>
          </table:table-cell>
          <table:table-cell table:style-name="Tabelle25.C2" office:value-type="float" office:value="3">
            <text:p text:style-name="P7">3</text:p>
          </table:table-cell>
          <table:table-cell table:style-name="Tabelle25.D2" office:value-type="float" office:value="3">
            <text:p text:style-name="P7">3</text:p>
          </table:table-cell>
        </table:table-row>
        <table:table-row>
          <table:table-cell table:style-name="Tabelle25.A2" office:value-type="string">
            <text:p text:style-name="Table_20_Contents">Planungsphase</text:p>
          </table:table-cell>
          <table:table-cell table:style-name="Tabelle25.A2" office:value-type="string">
            <text:p text:style-name="Table_20_Contents">Gestaltung der GUI</text:p>
          </table:table-cell>
          <table:table-cell table:style-name="Tabelle25.C2" office:value-type="float" office:value="3">
            <text:p text:style-name="P7">3</text:p>
          </table:table-cell>
          <table:table-cell table:style-name="Tabelle25.D2" office:value-type="float" office:value="3">
            <text:p text:style-name="P17">3</text:p>
          </table:table-cell>
        </table:table-row>
        <table:table-row>
          <table:table-cell table:style-name="Tabelle25.A2" office:value-type="string">
            <text:p text:style-name="Table_20_Contents"/>
          </table:table-cell>
          <table:table-cell table:style-name="Tabelle25.A2" office:value-type="string">
            <text:p text:style-name="Table_20_Contents">Recherche Technologien zur PDF-Generierung</text:p>
          </table:table-cell>
          <table:table-cell table:style-name="Tabelle25.C2" office:value-type="float" office:value="3">
            <text:p text:style-name="P7">3</text:p>
          </table:table-cell>
          <table:table-cell table:style-name="Tabelle25.D2" office:value-type="float" office:value="6">
            <text:p text:style-name="P16">6</text:p>
          </table:table-cell>
        </table:table-row>
        <table:table-row>
          <table:table-cell table:style-name="Tabelle25.A2" office:value-type="string">
            <text:p text:style-name="Table_20_Contents">Realisierungsphase</text:p>
          </table:table-cell>
          <table:table-cell table:style-name="Tabelle25.A2" office:value-type="string">
            <text:p text:style-name="Table_20_Contents">Einrichten des Projekts</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richten der Entwicklungsumgebung</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Umsetzung der GUI</text:p>
          </table:table-cell>
          <table:table-cell table:style-name="Tabelle25.C2" office:value-type="float" office:value="3">
            <text:p text:style-name="P7">3</text:p>
          </table:table-cell>
          <table:table-cell table:style-name="Tabelle25.D2" office:value-type="float" office:value="2">
            <text:p text:style-name="P15">2</text:p>
          </table:table-cell>
        </table:table-row>
        <table:table-row>
          <table:table-cell table:style-name="Tabelle25.A2" office:value-type="string">
            <text:p text:style-name="Table_20_Contents"/>
          </table:table-cell>
          <table:table-cell table:style-name="Tabelle25.A2" office:value-type="string">
            <text:p text:style-name="Table_20_Contents">Kommunikation zur bestehenden Zeiterfassungs-Software</text:p>
          </table:table-cell>
          <table:table-cell table:style-name="Tabelle25.C2" office:value-type="float" office:value="14">
            <text:p text:style-name="P7">14</text:p>
          </table:table-cell>
          <table:table-cell table:style-name="Tabelle25.D2" office:value-type="float" office:value="10">
            <text:p text:style-name="P15">10</text:p>
          </table:table-cell>
        </table:table-row>
        <table:table-row>
          <table:table-cell table:style-name="Tabelle25.A2" office:value-type="string">
            <text:p text:style-name="Table_20_Contents"/>
          </table:table-cell>
          <table:table-cell table:style-name="Tabelle25.A2" office:value-type="string">
            <text:p text:style-name="Table_20_Contents">Generierung eines PDF´s aus den Daten der Zeiterfassungs-Software</text:p>
          </table:table-cell>
          <table:table-cell table:style-name="Tabelle25.C2" office:value-type="float" office:value="15">
            <text:p text:style-name="P7">15</text:p>
          </table:table-cell>
          <table:table-cell table:style-name="Tabelle25.D2" office:value-type="float" office:value="10">
            <text:p text:style-name="P15">10</text:p>
          </table:table-cell>
        </table:table-row>
        <table:table-row>
          <table:table-cell table:style-name="Tabelle25.A2" office:value-type="string">
            <text:p text:style-name="Table_20_Contents">Testphase</text:p>
          </table:table-cell>
          <table:table-cell table:style-name="Tabelle25.A2" office:value-type="string">
            <text:p text:style-name="Table_20_Contents">Erstellen / Einrichten von Tests</text:p>
          </table:table-cell>
          <table:table-cell table:style-name="Tabelle25.C2" office:value-type="float" office:value="5">
            <text:p text:style-name="P7">5</text:p>
          </table:table-cell>
          <table:table-cell table:style-name="Tabelle25.D2" office:value-type="float" office:value="6">
            <text:p text:style-name="P16">6</text:p>
          </table:table-cell>
        </table:table-row>
        <table:table-row>
          <table:table-cell table:style-name="Tabelle25.A2" office:value-type="string">
            <text:p text:style-name="Table_20_Contents"/>
          </table:table-cell>
          <table:table-cell table:style-name="Tabelle25.A2" office:value-type="string">
            <text:p text:style-name="Table_20_Contents">Tests durchführen</text:p>
          </table:table-cell>
          <table:table-cell table:style-name="Tabelle25.C2" office:value-type="float" office:value="2">
            <text:p text:style-name="P7">2</text:p>
          </table:table-cell>
          <table:table-cell table:style-name="Tabelle25.D2" office:value-type="float" office:value="1">
            <text:p text:style-name="P15">1</text:p>
          </table:table-cell>
        </table:table-row>
        <table:table-row>
          <table:table-cell table:style-name="Tabelle25.A2" office:value-type="string">
            <text:p text:style-name="Table_20_Contents"/>
          </table:table-cell>
          <table:table-cell table:style-name="Tabelle25.A2" office:value-type="string">
            <text:p text:style-name="Table_20_Contents">Auswertung der Ergebnisse</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Dokumentation</text:p>
          </table:table-cell>
          <table:table-cell table:style-name="Tabelle25.A2" office:value-type="string">
            <text:p text:style-name="Table_20_Contents">Projektdokumentation</text:p>
          </table:table-cell>
          <table:table-cell table:style-name="Tabelle25.C2" office:value-type="float" office:value="10">
            <text:p text:style-name="P7">10</text:p>
          </table:table-cell>
          <table:table-cell table:style-name="Tabelle25.D2" office:value-type="float" office:value="15">
            <text:p text:style-name="P16">15</text:p>
          </table:table-cell>
        </table:table-row>
        <table:table-row>
          <table:table-cell table:style-name="Tabelle25.A2" office:value-type="string">
            <text:p text:style-name="Table_20_Contents"/>
          </table:table-cell>
          <table:table-cell table:style-name="Tabelle25.A2" office:value-type="string">
            <text:p text:style-name="Table_20_Contents">Kurze Anwenderdokumentation</text:p>
          </table:table-cell>
          <table:table-cell table:style-name="Tabelle25.C2" office:value-type="float" office:value="2">
            <text:p text:style-name="P7">2</text:p>
          </table:table-cell>
          <table:table-cell table:style-name="Tabelle25.D2" office:value-type="float" office:value="2">
            <text:p text:style-name="P7">2</text:p>
          </table:table-cell>
        </table:table-row>
        <table:table-row>
          <table:table-cell table:style-name="Tabelle25.A2" office:value-type="string">
            <text:p text:style-name="Table_20_Contents"/>
          </table:table-cell>
          <table:table-cell table:style-name="Tabelle25.A2" office:value-type="string">
            <text:p text:style-name="Table_20_Contents">Ist-Soll-Vergleich</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Übergabe</text:p>
          </table:table-cell>
          <table:table-cell table:style-name="Tabelle25.A2" office:value-type="string">
            <text:p text:style-name="Table_20_Contents">Deployment</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 office:value-type="string">
            <text:p text:style-name="Table_20_Contents"/>
          </table:table-cell>
          <table:table-cell table:style-name="Tabelle25.A2" office:value-type="string">
            <text:p text:style-name="Table_20_Contents">Einweisung betroffender Mitarbeiter</text:p>
          </table:table-cell>
          <table:table-cell table:style-name="Tabelle25.C2" office:value-type="float" office:value="1">
            <text:p text:style-name="P7">1</text:p>
          </table:table-cell>
          <table:table-cell table:style-name="Tabelle25.D2" office:value-type="float" office:value="1">
            <text:p text:style-name="P7">1</text:p>
          </table:table-cell>
        </table:table-row>
        <table:table-row>
          <table:table-cell table:style-name="Tabelle25.A20" office:value-type="string">
            <text:p text:style-name="P9">Summe</text:p>
          </table:table-cell>
          <table:table-cell table:style-name="Tabelle25.A20" office:value-type="string">
            <text:p text:style-name="P8"/>
          </table:table-cell>
          <table:table-cell table:style-name="Tabelle25.C20" office:value-type="float" office:value="70">
            <text:p text:style-name="P10">70</text:p>
          </table:table-cell>
          <table:table-cell table:style-name="Tabelle25.D20" office:value-type="float" office:value="68">
            <text:p text:style-name="P10">68</text:p>
          </table:table-cell>
        </table:table-row>
      </table:table>
      <text:p text:style-name="P18">Tabelle <text:sequence text:ref-name="refTable21" text:name="Table" text:formula="ooow:Table+1" style:num-format="1">22</text:sequence>: Soll-/Ist-Abgleich</text:p>
      <text:h text:style-name="Heading_20_2" text:outline-level="2">Weiterentwicklung</text:h>
      <text:p text:style-name="Text_20_body">Bei der Einführung des Projektes wurden weitere Wünsche geäußert. Es wurde gewünscht, dass man die persönlichen Daten selbstständig editieren kann und dafür nicht immer einen Administrator ansprechen muss. Des Weiteren wurde diskutiert, ob es sinnvoll ist das Editieren und speichern von Nachweisen zu ermöglichen, dies soll in einer kommenden Version umgesetzt werden.</text:p>
      <text:h text:style-name="Heading_20_1" text:outline-level="1"/>
      <text:p text:style-name="Text_20_body"/>
      <text:h text:style-name="P33" text:outline-level="1">Quellcodeauszüge</text:h>
      <text:p text:style-name="Text_20_body">Hier werden Quellcodeauszüge dargestellt.</text:p>
      <table:table table:name="Tabelle22" table:style-name="Tabelle22">
        <table:table-column table:style-name="Tabelle22.A"/>
        <table:table-row>
          <table:table-cell table:style-name="Tabelle22.A1" office:value-type="string">
            <text:p text:style-name="P14">namespace Berichtsheft\BaseBundle\Worklog;</text:p>
            <text:p text:style-name="P14"/>
            <text:p text:style-name="P14">use Berichtsheft\BaseBundle\Model\AzubiInterface;</text:p>
            <text:p text:style-name="P14"/>
            <text:p text:style-name="P14">abstract class WorklogRetriever</text:p>
            <text:p text:style-name="P14">{</text:p>
            <text:p text:style-name="P14"><text:s text:c="2"/>/**</text:p>
            <text:p text:style-name="P14"><text:s text:c="3"/>* @param AzubiInterface $user</text:p>
            <text:p text:style-name="P14"><text:s text:c="3"/>* @param \DateTime $from</text:p>
            <text:p text:style-name="P14"><text:s text:c="3"/>* @param \DateTime $to</text:p>
            <text:p text:style-name="P14"><text:s text:c="3"/>* @return WorklogItem[]</text:p>
            <text:p text:style-name="P14"><text:s text:c="3"/>*/</text:p>
            <text:p text:style-name="P14"><text:s text:c="2"/>abstract function retrieve(AzubiInterface $user, \DateTime $from, \DateTime $to);</text:p>
            <text:p text:style-name="P14">} </text:p>
          </table:table-cell>
        </table:table-row>
      </table:table>
      <text:p text:style-name="P24">Codeauszug <text:sequence text:ref-name="refCodeauszug0" text:name="Codeauszug" text:formula="ooow:Codeauszug+1" style:num-format="1">1</text:sequence>: Berichtsheft\BaseBundle\Worklog\WorklogRetriever</text:p>
      <text:p text:style-name="Text_20_body"><text:s/></text:p>
      <table:table table:name="Tabelle23" table:style-name="Tabelle23">
        <table:table-column table:style-name="Tabelle23.A"/>
        <table:table-row>
          <table:table-cell table:style-name="Tabelle23.A1" office:value-type="string">
            <text:p text:style-name="P14">namespace Berichtsheft\BaseBundle\BerichtsheftBuilder;</text:p>
            <text:p text:style-name="P14"/>
            <text:p text:style-name="P14">use Berichtsheft\BaseBundle\Model\AzubiInterface;</text:p>
            <text:p text:style-name="P14">use Berichtsheft\BaseBundle\Model\Berichtsheft;</text:p>
            <text:p text:style-name="P14">use Berichtsheft\BaseBundle\Worklog\WorklogRetriever;</text:p>
            <text:p text:style-name="P14"/>
            <text:p text:style-name="P14">/**</text:p>
            <text:p text:style-name="P14"><text:s/>* Interface BerichtsheftBuilderInterface</text:p>
            <text:p text:style-name="P14"><text:s/>* @package Berichtsheft\BaseBundle\BerichtsheftBuilder</text:p>
            <text:p text:style-name="P14"><text:s/>*/</text:p>
            <text:p text:style-name="P14">interface BerichtsheftBuilderInterface</text:p>
            <text:p text:style-name="P14">{</text:p>
            <text:p text:style-name="P14"><text:s text:c="2"/>/**</text:p>
            <text:p text:style-name="P14"><text:s text:c="3"/>* @param AzubiInterface $azubi</text:p>
            <text:p text:style-name="P14"><text:s text:c="3"/>* @param int $week</text:p>
            <text:p text:style-name="P14"><text:s text:c="3"/>* @param int $year</text:p>
            <text:p text:style-name="P14"><text:s text:c="3"/>* @param int $number</text:p>
            <text:p text:style-name="P14"><text:s text:c="3"/>* @return Berichtsheft</text:p>
            <text:p text:style-name="P14"><text:s text:c="3"/>*/</text:p>
            <text:p text:style-name="P14"><text:s text:c="2"/>function generateBerichtsheft(AzubiInterface $azubi, $week, $year, $number = 1);</text:p>
            <text:p text:style-name="P14"/>
            <text:p text:style-name="P14"><text:s text:c="2"/>/**</text:p>
            <text:p text:style-name="P14"><text:s text:c="3"/>* @return WorklogRetriever</text:p>
            <text:p text:style-name="P14"><text:s text:c="3"/>*/</text:p>
            <text:p text:style-name="P14"><text:s text:c="2"/>function getWorklogRetriever();</text:p>
            <text:p text:style-name="P14">} </text:p>
          </table:table-cell>
        </table:table-row>
      </table:table>
      <text:p text:style-name="P24">Codeauszug <text:sequence text:ref-name="refCodeauszug1" text:name="Codeauszug" text:formula="ooow:Codeauszug+1" style:num-format="1">2</text:sequence>: Berichtsheft\BaseBundle\BerichtsheftBuilder\BerichtsheftBuilderInterface</text:p>
      <text:p text:style-name="Text_20_body"/>
      <text:h text:style-name="P33" text:outline-level="1">Glossar</text:h>
      <text:h text:style-name="Heading_20_2" text:outline-level="2">Git</text:h>
      <text:p text:style-name="Text_20_body">Git ist eine Software zur Versionsverwaltung ähnlich wie SVN.</text:p>
      <text:h text:style-name="Heading_20_2" text:outline-level="2">GitHub</text:h>
      <text:p text:style-name="Text_20_body">GitHub ist ein Hosting-Dienst für Projekte, welche unter einer Git Versionskontrolle stehen.</text:p>
      <text:h text:style-name="Heading_20_2" text:outline-level="2">Repository</text:h>
      <text:p text:style-name="Text_20_body">Ein Repository im Context mit „Git“ ist ein Root-Verzeichnis (ein Projekt), welches unter Versionskontrolle steht.</text:p>
      <text:h text:style-name="Heading_20_2" text:outline-level="2">Jira</text:h>
      <text:p text:style-name="Text_20_body">Eine weitverbreitete Projektmanagement-Software die zum Beispiel zur Fehlerverwaltung oder Aufgabenverwaltung eingesetzt wird. Jira wurde von dem Softwareunternehmen „Atlassian“ entwickelt.</text:p>
      <text:p text:style-name="Text_20_body">https://www.atlassian.com</text:p>
      <text:h text:style-name="Heading_20_2" text:outline-level="2">JSON</text:h>
      <text:p text:style-name="Text_20_body">JSON (JavaScript Object Notation) ist ein schlankes Datenaustauschformat, das für Menschen einfach zu lesen und zu schreiben und für Maschinen einfach zu parsen und zu generieren ist. (Quelle: www.wikipedia.de)</text:p>
      <text:h text:style-name="Heading_20_2" text:outline-level="2">OSX</text:h>
      <text:p text:style-name="Text_20_body">OSX ist ein von Apple entwickeltes und auf Unix basiertes Betriebssystem, welches auf Computern von Apple zum Einsatz kommt.</text:p>
      <text:h text:style-name="Heading_20_2" text:outline-level="2">PHPStorm</text:h>
      <text:p text:style-name="Text_20_body">PHPStorm ist eine IDE für PHP basierende Projekte und wurde von JetBrains entwickelt.</text:p>
      <text:p text:style-name="Text_20_body">https://www.jetbrains.com</text:p>
      <text:h text:style-name="Heading_20_2" text:outline-level="2">LAMP</text:h>
      <text:p text:style-name="Text_20_body">LAMP ist ein Akronym für den kombinierten Einsatz von Programmen auf Basis von Linux, um dynamische Webseiten zur Verfügung zu stellen. Dabei stehen die einzelnen Buchstaben des Akronyms für die verwendeten Komponenten:</text:p>
      <text:list xml:id="list3272213412511612120" text:style-name="L1">
        <text:list-item>
          <text:p text:style-name="P34"><text:span text:style-name="T3">L</text:span>inux</text:p>
        </text:list-item>
        <text:list-item>
          <text:p text:style-name="P34"><text:span text:style-name="T3">A</text:span>pache</text:p>
        </text:list-item>
        <text:list-item>
          <text:p text:style-name="P34"><text:span text:style-name="T3">M</text:span>ySQL</text:p>
        </text:list-item>
        <text:list-item>
          <text:p text:style-name="P34"><text:span text:style-name="T3">P</text:span>HP</text:p>
        </text:list-item>
      </text:list>
      <text:p text:style-name="Text_20_body">Quelle: www.wikipedia.de</text:p>
      <text:h text:style-name="Heading_20_2" text:outline-level="2"><text:soft-page-break/>Composer</text:h>
      <text:p text:style-name="Text_20_body">Composer ist ein Tool um Abhängigkeiten von PHP basierenden Projekten zu verwalten ähnlich wie „Maven“ in Java.</text:p>
      <text:h text:style-name="Heading_20_2" text:outline-level="2">Bootstrap</text:h>
      <text:p text:style-name="Text_20_body">Bootstrap ist eine freie Sammlung von Hilfsmitteln für die Gestaltung von Websites und Webanwendungen. Es enthält auf HTML und CSS basierende Gestaltungsvorlagen für Typografie, Formulare, Buttons, Tabellen, Grid-System, Navigations- und andere Oberflächengestaltungselemente sowie zusätzliche, optionale JavaScript-Erweiterungen. Es ist das populärste Projekt beim Open-Source-Hostingdienst GitHub und wird unter anderem von der NASA und MSNBC eingesetzt.</text:p>
      <text:p text:style-name="Text_20_body">Quelle: www.wikipedia.de</text:p>
      <text:h text:style-name="Heading_20_2" text:outline-level="2">Rest API</text:h>
      <text:p text:style-name="Text_20_body">Representational State Transfer (mit dem Akronym REST, seltener auch ReST) bezeichnet ein Programmierparadigma für Webanwendungen. Es gibt keine explizite Norm, daher gehen die Vorstellungen, was REST ist, auseinander. Im Grunde bezeichnet REST die Idee, dass eine URL genau einen Seiteninhalt als Ergebnis einer serverseitigen Aktion (etwa das Anzeigen einer Trefferliste nach einer Suche) darstellt, wie es der Internetstandard HTTP für statische Inhalte (Permalinks) bereits vorsieht; ein Ziel, das für dynamisch erzeugte Seiten mitunter jedoch zusätzlichen Aufwand erfordert.</text:p>
      <text:p text:style-name="Text_20_body">Quelle: www.wikipedia.de</text:p>
      <text:h text:style-name="Heading_20_2" text:outline-level="2">JQL</text:h>
      <text:p text:style-name="Text_20_body">JQL ist eine eigene Query Language von Jira mit der man in Jira erweiterte Suchen vornehmen kann.</text:p>
      <text:h text:style-name="Heading_20_2" text:outline-level="2">Capistrano</text:h>
      <text:p text:style-name="Text_20_body">Capistrano ist ein Open Source Werkzeug, um Skripte auf mehreren Servern laufen zu lassen. Sein Hauptzweck besteht in der Softwareverteilung von Webapplikationen. Es automatisiert den Prozess der Erstellung einer neuen Applikation, die auf einem oder mehreren Webservern verfügbar ist, einschließlich unterstützender Aufgaben wie Änderungen von Datenbanken.</text:p>
      <text:p text:style-name="Text_20_body">Quelle: <text:a xlink:type="simple" xlink:href="http://www.wikipedia.de/">www.wikipedia.de</text:a></text:p>
      <text:h text:style-name="Heading_20_2" text:outline-level="2">Symfony</text:h>
      <text:p text:style-name="Text_20_body">Open Source PHP Framework welches unteranderem dem Model-View-Controller-Schema (MVC) folgt. Des Weiteren bietet Symfony einen Service Layer mit Dependency Injection. </text:p>
      <text:h text:style-name="Heading_20_2" text:outline-level="2">Bundle</text:h>
      <text:p text:style-name="Text_20_body">Für das Framework Symfony gibt es Open Source Bundles die vergleichbar sind mit Modulen oder Plugins aus anderen Frameworks.</text:p>
      <text:p text:style-name="Text_20_body"/>
      <text:h text:style-name="P33" text:outline-level="1">Tabellenverzeichnis</text:h>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5">Tabelle 1: Zeitplanung der Projektphasen<text:tab/>3</text:p>
          <text:p text:style-name="P25">Tabelle 2: Einmalige Entwicklungskosten<text:tab/>4</text:p>
          <text:p text:style-name="P25">Tabelle 3: Aufwand pro Woche und Auszubildenden<text:tab/>4</text:p>
          <text:p text:style-name="P25">Tabelle 4: Kosten für die Erstellung der Berichtshefte im Jahr<text:tab/>4</text:p>
          <text:p text:style-name="P25">Tabelle 5: Unterhaltungskosten<text:tab/>5</text:p>
          <text:p text:style-name="P25">Tabelle 6: Kostenvergleich<text:tab/>5</text:p>
          <text:p text:style-name="P25">Tabelle 7: Nutzwertanalyse<text:tab/>5</text:p>
          <text:p text:style-name="P25">Tabelle 8: Definitionsphase<text:tab/>6</text:p>
          <text:p text:style-name="P25">Tabelle 9: Gestaltung der GUI<text:tab/>6</text:p>
          <text:p text:style-name="P25">Tabelle 10: Recherche Technologien zur PDF-Generierung<text:tab/>6</text:p>
          <text:p text:style-name="P25">Tabelle 11: Einrichten des Projekts<text:tab/>6</text:p>
          <text:p text:style-name="P25">Tabelle 12: Einrichten der Entwicklungsumgebung<text:tab/>7</text:p>
          <text:p text:style-name="P25">Tabelle 13: Umsetzung der GUI<text:tab/>7</text:p>
          <text:p text:style-name="P25">Tabelle 14: Kommunikation zur bestehenden Zeiterfassungs-Software<text:tab/>7</text:p>
          <text:p text:style-name="P25">Tabelle 15: Erstellen / Einrichten von Tests<text:tab/>7</text:p>
          <text:p text:style-name="P25">Tabelle 16: Tests durchführen<text:tab/>8</text:p>
          <text:p text:style-name="P25">Tabelle 17: Auswertung der Ergebnisse<text:tab/>8</text:p>
          <text:p text:style-name="P25">Tabelle 18: Projektdokumentation erstellen<text:tab/>8</text:p>
          <text:p text:style-name="P25">Tabelle 19: Kurze Anwenderdokumentation erstellen<text:tab/>8</text:p>
          <text:p text:style-name="P25">Tabelle 20: Deployment<text:tab/>8</text:p>
          <text:p text:style-name="P25">Tabelle 21: Einweisung betroffender Mitarbeiter<text:tab/>8</text:p>
          <text:p text:style-name="P25">Tabelle 22: Soll-/Ist-Abgleich<text:tab/>10</text:p>
        </text:index-body>
      </text:table-index>
      <text:h text:style-name="Heading_20_1" text:outline-level="1"/>
      <text:h text:style-name="P33" text:outline-level="1">Anhänge</text:h>
      <table:table table:name="Tabelle24" table:style-name="Tabelle24">
        <table:table-column table:style-name="Tabelle24.A"/>
        <table:table-column table:style-name="Tabelle24.B"/>
        <table:table-row>
          <table:table-cell table:style-name="Tabelle24.A1" office:value-type="string">
            <text:p text:style-name="P14">Anhang A</text:p>
          </table:table-cell>
          <table:table-cell table:style-name="Tabelle24.B1" office:value-type="string">
            <text:p text:style-name="P14">Pflichtenheft</text:p>
          </table:table-cell>
        </table:table-row>
        <table:table-row>
          <table:table-cell table:style-name="Tabelle24.A2" office:value-type="string">
            <text:p text:style-name="P14">Anhang B</text:p>
          </table:table-cell>
          <table:table-cell table:style-name="Tabelle24.B2" office:value-type="string">
            <text:p text:style-name="P14">Use Case Diagramm</text:p>
          </table:table-cell>
        </table:table-row>
        <table:table-row>
          <table:table-cell table:style-name="Tabelle24.A2" office:value-type="string">
            <text:p text:style-name="P14">Anhang C</text:p>
          </table:table-cell>
          <table:table-cell table:style-name="Tabelle24.B2" office:value-type="string">
            <text:p text:style-name="P14">Mockup</text:p>
          </table:table-cell>
        </table:table-row>
        <table:table-row>
          <table:table-cell table:style-name="Tabelle24.A2" office:value-type="string">
            <text:p text:style-name="P14">Anhang D</text:p>
          </table:table-cell>
          <table:table-cell table:style-name="Tabelle24.B2" office:value-type="string">
            <text:p text:style-name="P14">Anwenderdokumen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Codeauszu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debeispi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10T07:51:14</dc:date>
    <meta:editing-duration>PT11H16M11S</meta:editing-duration>
    <meta:editing-cycles>25</meta:editing-cycles>
    <meta:generator>OpenOffice.org/3.4.1$Unix OpenOffice.org_project/341m1$Build-9593</meta:generator>
    <meta:printed-by>Pascal Wild</meta:printed-by>
    <meta:print-date>2013-12-09T14:53:24</meta:print-date>
    <dc:creator>Pascal Wild</dc:creator>
    <meta:document-statistic meta:table-count="27" meta:image-count="0" meta:object-count="0" meta:page-count="17" meta:paragraph-count="545" meta:word-count="2943" meta:character-count="22472"/>
  </office:meta>
</office:document-meta>
</file>